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ext-properties fo:color="#800000" fo:font-weight="bold" style:font-weight-asian="bold" style:font-weight-complex="bold"/>
    </style:style>
    <style:style style:name="ce17" style:family="table-cell" style:parent-style-name="Default" style:data-style-name="N11">
      <style:table-cell-properties fo:border="none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0" style:family="table-cell" style:parent-style-name="Default" style:data-style-name="N121">
      <style:text-properties fo:color="#800000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9" style:family="table-cell" style:parent-style-name="Default">
      <style:table-cell-properties fo:border-bottom="none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1" table:default-cell-style-name="ce17"/>
        <table:table-column table:style-name="co6" table:default-cell-style-name="Default"/>
        <table:table-column table:style-name="co6" table:default-cell-style-name="ce17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17"/>
        <table:table-column table:style-name="co1" table:default-cell-style-name="ce4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8" table:number-columns-repeated="3"/>
          <table:table-cell table:style-name="ce11" office:value-type="string" calcext:value-type="string">
            <text:p>OPS/M</text:p>
          </table:table-cell>
          <table:table-cell/>
          <table:table-cell table:style-name="ce8" office:value-type="string" calcext:value-type="string">
            <text:p>on machine 160</text:p>
          </table:table-cell>
          <table:table-cell table:style-name="ce21" table:number-columns-repeated="2"/>
          <table:table-cell table:style-name="ce6"/>
          <table:table-cell table:style-name="ce22"/>
          <table:table-cell table:style-name="ce8" table:number-columns-repeated="3"/>
          <table:table-cell table:style-name="ce11" office:value-type="string" calcext:value-type="string">
            <text:p>DEOPTIMIZATIONS</text:p>
          </table:table-cell>
          <table:table-cell table:style-name="ce8"/>
          <table:table-cell table:style-name="ce21" table:number-columns-repeated="3"/>
          <table:table-cell table:style-name="Default"/>
          <table:table-cell table:style-name="ce28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OX2D</text:p>
          </table:table-cell>
          <table:table-cell table:style-name="ce8" table:number-columns-repeated="18"/>
          <table:table-cell table:style-name="ce25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9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9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9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3"/>
          <table:table-cell table:style-name="ce6" office:value-type="string" calcext:value-type="string">
            <text:p>BASELINE</text:p>
          </table:table-cell>
          <table:table-cell table:style-name="ce9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number-columns-repeated="10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0" office:value-type="string" calcext:value-type="string">
            <text:p>Mode 0</text:p>
          </table:table-cell>
          <table:table-cell table:style-name="ce10" office:value-type="string" calcext:value-type="string">
            <text:p>Mode 1</text:p>
          </table:table-cell>
          <table:table-cell table:style-name="ce10" office:value-type="string" calcext:value-type="string">
            <text:p>Mode 2</text:p>
          </table:table-cell>
          <table:table-cell table:style-name="ce10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0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0"/>
          <table:table-cell table:style-name="ce10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table:style-name="ce12" office:value-type="string" calcext:value-type="string">
            <text:p>Count of obvervations</text:p>
          </table:table-cell>
          <table:table-cell table:formula="of:=COUNT([.A5:.A54])" office:value-type="float" office:value="50" calcext:value-type="float">
            <text:p>50</text:p>
          </table:table-cell>
          <table:table-cell table:style-name="ce4" table:formula="of:=COUNT([.B5:.B54])" office:value-type="float" office:value="50" calcext:value-type="float">
            <text:p>50</text:p>
          </table:table-cell>
          <table:table-cell table:formula="of:=COUNT([.C5:.C54])" office:value-type="float" office:value="36" calcext:value-type="float">
            <text:p>36</text:p>
          </table:table-cell>
          <table:table-cell table:style-name="ce4" table:formula="of:=COUNT([.D5:.D54])" office:value-type="float" office:value="50" calcext:value-type="float">
            <text:p>50</text:p>
          </table:table-cell>
          <table:table-cell/>
          <table:table-cell office:value-type="float" office:value="27426" calcext:value-type="float">
            <text:p>27426</text:p>
          </table:table-cell>
          <table:table-cell office:value-type="float" office:value="44118" calcext:value-type="float">
            <text:p>44118</text:p>
          </table:table-cell>
          <table:table-cell office:value-type="float" office:value="23201" calcext:value-type="float">
            <text:p>23201</text:p>
          </table:table-cell>
          <table:table-cell office:value-type="float" office:value="2310" calcext:value-type="float">
            <text:p>2310</text:p>
          </table:table-cell>
          <table:table-cell table:style-name="ce12" office:value-type="string" calcext:value-type="string">
            <text:p>Count of obvervations</text:p>
          </table:table-cell>
          <table:table-cell table:formula="of:=COUNT([.K5:.K55])" office:value-type="float" office:value="50" calcext:value-type="float">
            <text:p>50</text:p>
          </table:table-cell>
          <table:table-cell table:style-name="ce4" table:formula="of:=COUNT([.L5:.L54])" office:value-type="float" office:value="50" calcext:value-type="float">
            <text:p>50</text:p>
          </table:table-cell>
          <table:table-cell table:formula="of:=COUNT([.M5:.M55])" office:value-type="float" office:value="35" calcext:value-type="float">
            <text:p>35</text:p>
          </table:table-cell>
          <table:table-cell table:style-name="ce4" table:formula="of:=COUNT([.N5:.N54])" office:value-type="float" office:value="50" calcext:value-type="float">
            <text:p>50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283" calcext:value-type="float">
            <text:p>283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313" calcext:value-type="float">
            <text:p>313</text:p>
          </table:table-cell>
          <table:table-cell table:style-name="ce12" office:value-type="string" calcext:value-type="string">
            <text:p>Sample mean</text:p>
          </table:table-cell>
          <table:table-cell table:style-name="ce16" table:formula="of:=AVERAGE([.A5:.A54])" office:value-type="float" office:value="321.62" calcext:value-type="float">
            <text:p>321.62</text:p>
          </table:table-cell>
          <table:table-cell table:style-name="ce19" table:formula="of:=AVERAGE([.B5:.B54])" office:value-type="float" office:value="304.34" calcext:value-type="float">
            <text:p>304.34</text:p>
          </table:table-cell>
          <table:table-cell table:style-name="ce16" table:formula="of:=AVERAGE([.C5:.C54])" office:value-type="float" office:value="302.888888888889" calcext:value-type="float">
            <text:p>302.8888888889</text:p>
          </table:table-cell>
          <table:table-cell table:style-name="ce19" table:formula="of:=AVERAGE([.D5:.D54])" office:value-type="float" office:value="297.4" calcext:value-type="float">
            <text:p>297.4</text:p>
          </table:table-cell>
          <table:table-cell/>
          <table:table-cell office:value-type="float" office:value="5649" calcext:value-type="float">
            <text:p>5649</text:p>
          </table:table-cell>
          <table:table-cell office:value-type="float" office:value="28055" calcext:value-type="float">
            <text:p>28055</text:p>
          </table:table-cell>
          <table:table-cell office:value-type="float" office:value="2181" calcext:value-type="float">
            <text:p>2181</text:p>
          </table:table-cell>
          <table:table-cell office:value-type="float" office:value="33060" calcext:value-type="float">
            <text:p>33060</text:p>
          </table:table-cell>
          <table:table-cell table:style-name="ce12" office:value-type="string" calcext:value-type="string">
            <text:p>Sample mean</text:p>
          </table:table-cell>
          <table:table-cell table:style-name="ce16" table:formula="of:=AVERAGE([.K5:.K54])" office:value-type="float" office:value="34281.46" calcext:value-type="float">
            <text:p>34281.46</text:p>
          </table:table-cell>
          <table:table-cell table:style-name="ce19" table:formula="of:=AVERAGE([.L5:.L54])" office:value-type="float" office:value="22794.68" calcext:value-type="float">
            <text:p>22794.68</text:p>
          </table:table-cell>
          <table:table-cell table:style-name="ce16" table:formula="of:=AVERAGE([.M5:.M54])" office:value-type="float" office:value="21600.3428571429" calcext:value-type="float">
            <text:p>21600.3428571429</text:p>
          </table:table-cell>
          <table:table-cell table:style-name="ce19" table:formula="of:=AVERAGE([.N5:.N54])" office:value-type="float" office:value="23613.7" calcext:value-type="float">
            <text:p>23613.7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278" calcext:value-type="float">
            <text:p>278</text:p>
          </table:table-cell>
          <table:table-cell office:value-type="float" office:value="382" calcext:value-type="float">
            <text:p>382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style-name="ce12" office:value-type="string" calcext:value-type="string">
            <text:p>Sample variance</text:p>
          </table:table-cell>
          <table:table-cell table:formula="of:=VAR([.A5:.A54])" office:value-type="float" office:value="1289.7506122449" calcext:value-type="float">
            <text:p>1289.7506122449</text:p>
          </table:table-cell>
          <table:table-cell table:style-name="ce4" table:formula="of:=VAR([.B5:.B54])" office:value-type="float" office:value="949.943265306123" calcext:value-type="float">
            <text:p>949.9432653061</text:p>
          </table:table-cell>
          <table:table-cell table:formula="of:=VAR([.C5:.C54])" office:value-type="float" office:value="679.815873015873" calcext:value-type="float">
            <text:p>679.8158730159</text:p>
          </table:table-cell>
          <table:table-cell table:style-name="ce4" table:formula="of:=VAR([.D5:.D54])" office:value-type="float" office:value="700.367346938776" calcext:value-type="float">
            <text:p>700.3673469388</text:p>
          </table:table-cell>
          <table:table-cell/>
          <table:table-cell office:value-type="float" office:value="53282" calcext:value-type="float">
            <text:p>53282</text:p>
          </table:table-cell>
          <table:table-cell office:value-type="float" office:value="2720" calcext:value-type="float">
            <text:p>2720</text:p>
          </table:table-cell>
          <table:table-cell office:value-type="float" office:value="2158" calcext:value-type="float">
            <text:p>2158</text:p>
          </table:table-cell>
          <table:table-cell office:value-type="float" office:value="2280" calcext:value-type="float">
            <text:p>2280</text:p>
          </table:table-cell>
          <table:table-cell table:style-name="ce12" office:value-type="string" calcext:value-type="string">
            <text:p>Sample variance</text:p>
          </table:table-cell>
          <table:table-cell table:formula="of:=VAR([.K5:.K54])" office:value-type="float" office:value="275274585.926939" calcext:value-type="float">
            <text:p>275274585.926939</text:p>
          </table:table-cell>
          <table:table-cell table:style-name="ce4" table:formula="of:=VAR([.L5:.L54])" office:value-type="float" office:value="236679847.691429" calcext:value-type="float">
            <text:p>236679847.691429</text:p>
          </table:table-cell>
          <table:table-cell table:formula="of:=VAR([.M5:.M54])" office:value-type="float" office:value="246000326.173109" calcext:value-type="float">
            <text:p>246000326.173109</text:p>
          </table:table-cell>
          <table:table-cell table:style-name="ce4" table:formula="of:=VAR([.N5:.N54])" office:value-type="float" office:value="261403822.295918" calcext:value-type="float">
            <text:p>261403822.295918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288" calcext:value-type="float">
            <text:p>288</text:p>
          </table:table-cell>
          <table:table-cell office:value-type="float" office:value="269" calcext:value-type="float">
            <text:p>269</text:p>
          </table:table-cell>
          <table:table-cell table:style-name="ce12" office:value-type="string" calcext:value-type="string">
            <text:p>Estimate of std. Error</text:p>
          </table:table-cell>
          <table:table-cell table:formula="of:=SQRT([.F7]/[.F5])" office:value-type="float" office:value="5.07887903428483" calcext:value-type="float">
            <text:p>5.0788790343</text:p>
          </table:table-cell>
          <table:table-cell table:style-name="ce4" table:formula="of:=SQRT([.G7]/[.G5])" office:value-type="float" office:value="4.35876878328301" calcext:value-type="float">
            <text:p>4.3587687833</text:p>
          </table:table-cell>
          <table:table-cell table:formula="of:=SQRT([.H7]/[.H5])" office:value-type="float" office:value="4.34554648467151" calcext:value-type="float">
            <text:p>4.3455464847</text:p>
          </table:table-cell>
          <table:table-cell table:style-name="ce4" table:formula="of:=SQRT([.I7]/[.I5])" office:value-type="float" office:value="3.742639033994" calcext:value-type="float">
            <text:p>3.742639034</text:p>
          </table:table-cell>
          <table:table-cell/>
          <table:table-cell office:value-type="float" office:value="42058" calcext:value-type="float">
            <text:p>42058</text:p>
          </table:table-cell>
          <table:table-cell office:value-type="float" office:value="30088" calcext:value-type="float">
            <text:p>30088</text:p>
          </table:table-cell>
          <table:table-cell/>
          <table:table-cell office:value-type="float" office:value="2251" calcext:value-type="float">
            <text:p>2251</text:p>
          </table:table-cell>
          <table:table-cell table:style-name="ce12" office:value-type="string" calcext:value-type="string">
            <text:p>Estimate of std. Error</text:p>
          </table:table-cell>
          <table:table-cell table:formula="of:=SQRT([.P7]/[.P5])" office:value-type="float" office:value="2346.37842611519" calcext:value-type="float">
            <text:p>2346.3784261152</text:p>
          </table:table-cell>
          <table:table-cell table:style-name="ce4" table:formula="of:=SQRT([.Q7]/[.Q5])" office:value-type="float" office:value="2175.68310050627" calcext:value-type="float">
            <text:p>2175.6831005063</text:p>
          </table:table-cell>
          <table:table-cell table:formula="of:=SQRT([.R7]/[.R5])" office:value-type="float" office:value="2651.14706265102" calcext:value-type="float">
            <text:p>2651.147062651</text:p>
          </table:table-cell>
          <table:table-cell table:style-name="ce4" table:formula="of:=SQRT([.S7]/[.S5])" office:value-type="float" office:value="2286.49873079308" calcext:value-type="float">
            <text:p>2286.4987307931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62" calcext:value-type="float">
            <text:p>362</text:p>
          </table:table-cell>
          <table:table-cell office:value-type="float" office:value="296" calcext:value-type="float">
            <text:p>296</text:p>
          </table:table-cell>
          <table:table-cell office:value-type="float" office:value="372" calcext:value-type="float">
            <text:p>372</text:p>
          </table:table-cell>
          <table:table-cell office:value-type="float" office:value="296" calcext:value-type="float">
            <text:p>296</text:p>
          </table:table-cell>
          <table:table-cell table:style-name="ce12" office:value-type="string" calcext:value-type="string">
            <text:p>Degrees of freedom</text:p>
          </table:table-cell>
          <table:table-cell table:formula="of:=[.F5]-1" office:value-type="float" office:value="49" calcext:value-type="float">
            <text:p>49</text:p>
          </table:table-cell>
          <table:table-cell table:style-name="ce4" table:formula="of:=[.G5]-1" office:value-type="float" office:value="49" calcext:value-type="float">
            <text:p>49</text:p>
          </table:table-cell>
          <table:table-cell table:formula="of:=[.H5]-1" office:value-type="float" office:value="35" calcext:value-type="float">
            <text:p>35</text:p>
          </table:table-cell>
          <table:table-cell table:style-name="ce4" table:formula="of:=[.I5]-1" office:value-type="float" office:value="49" calcext:value-type="float">
            <text:p>49</text:p>
          </table:table-cell>
          <table:table-cell/>
          <table:table-cell office:value-type="float" office:value="3109" calcext:value-type="float">
            <text:p>3109</text:p>
          </table:table-cell>
          <table:table-cell office:value-type="float" office:value="2582" calcext:value-type="float">
            <text:p>2582</text:p>
          </table:table-cell>
          <table:table-cell office:value-type="float" office:value="35907" calcext:value-type="float">
            <text:p>35907</text:p>
          </table:table-cell>
          <table:table-cell office:value-type="float" office:value="26913" calcext:value-type="float">
            <text:p>26913</text:p>
          </table:table-cell>
          <table:table-cell table:style-name="ce12" office:value-type="string" calcext:value-type="string">
            <text:p>Degrees of freedom</text:p>
          </table:table-cell>
          <table:table-cell table:formula="of:=[.P5]-1" office:value-type="float" office:value="49" calcext:value-type="float">
            <text:p>49</text:p>
          </table:table-cell>
          <table:table-cell table:style-name="ce4" table:formula="of:=[.Q5]-1" office:value-type="float" office:value="49" calcext:value-type="float">
            <text:p>49</text:p>
          </table:table-cell>
          <table:table-cell table:formula="of:=[.R5]-1" office:value-type="float" office:value="34" calcext:value-type="float">
            <text:p>34</text:p>
          </table:table-cell>
          <table:table-cell table:style-name="ce4" table:formula="of:=[.S5]-1" office:value-type="float" office:value="49" calcext:value-type="float">
            <text:p>49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float" office:value="348" calcext:value-type="float">
            <text:p>348</text:p>
          </table:table-cell>
          <table:table-cell table:style-name="ce12" office:value-type="string" calcext:value-type="string">
            <text:p>t value</text:p>
          </table:table-cell>
          <table:table-cell table:formula="of:=TINV(0.05;[.F9])" office:value-type="float" office:value="2.00957523712924" calcext:value-type="float">
            <text:p>2.0095752371</text:p>
          </table:table-cell>
          <table:table-cell table:style-name="ce4" table:formula="of:=TINV(0.05;[.G9])" office:value-type="float" office:value="2.00957523712924" calcext:value-type="float">
            <text:p>2.0095752371</text:p>
          </table:table-cell>
          <table:table-cell table:formula="of:=TINV(0.05;[.H9])" office:value-type="float" office:value="2.03010792825034" calcext:value-type="float">
            <text:p>2.0301079283</text:p>
          </table:table-cell>
          <table:table-cell table:style-name="ce4" table:formula="of:=TINV(0.05;[.I9])" office:value-type="float" office:value="2.00957523712924" calcext:value-type="float">
            <text:p>2.0095752371</text:p>
          </table:table-cell>
          <table:table-cell/>
          <table:table-cell office:value-type="float" office:value="42734" calcext:value-type="float">
            <text:p>42734</text:p>
          </table:table-cell>
          <table:table-cell office:value-type="float" office:value="28290" calcext:value-type="float">
            <text:p>28290</text:p>
          </table:table-cell>
          <table:table-cell office:value-type="float" office:value="47150" calcext:value-type="float">
            <text:p>47150</text:p>
          </table:table-cell>
          <table:table-cell office:value-type="float" office:value="38493" calcext:value-type="float">
            <text:p>38493</text:p>
          </table:table-cell>
          <table:table-cell table:style-name="ce12" office:value-type="string" calcext:value-type="string">
            <text:p>t value</text:p>
          </table:table-cell>
          <table:table-cell table:formula="of:=TINV(0.05;[.P9])" office:value-type="float" office:value="2.00957523712924" calcext:value-type="float">
            <text:p>2.0095752371</text:p>
          </table:table-cell>
          <table:table-cell table:style-name="ce4" table:formula="of:=TINV(0.05;[.Q9])" office:value-type="float" office:value="2.00957523712924" calcext:value-type="float">
            <text:p>2.0095752371</text:p>
          </table:table-cell>
          <table:table-cell table:formula="of:=TINV(0.05;[.R9])" office:value-type="float" office:value="2.03224450931772" calcext:value-type="float">
            <text:p>2.0322445093</text:p>
          </table:table-cell>
          <table:table-cell table:style-name="ce4" table:formula="of:=TINV(0.05;[.S9])" office:value-type="float" office:value="2.00957523712924" calcext:value-type="float">
            <text:p>2.0095752371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72" calcext:value-type="float">
            <text:p>272</text:p>
          </table:table-cell>
          <table:table-cell table:style-name="ce12" office:value-type="string" calcext:value-type="string">
            <text:p>Margin of error</text:p>
          </table:table-cell>
          <table:table-cell table:style-name="ce16" table:formula="of:=([.F10]*[.F8])" office:value-type="float" office:value="10.2063895396736" calcext:value-type="float">
            <text:p>10.2063895397</text:p>
          </table:table-cell>
          <table:table-cell table:style-name="ce19" table:formula="of:=([.G10]*[.G8])" office:value-type="float" office:value="8.75927381125748" calcext:value-type="float">
            <text:p>8.7592738113</text:p>
          </table:table-cell>
          <table:table-cell table:style-name="ce16" table:formula="of:=([.H10]*[.H8])" office:value-type="float" office:value="8.82192837111204" calcext:value-type="float">
            <text:p>8.8219283711</text:p>
          </table:table-cell>
          <table:table-cell table:style-name="ce19" table:formula="of:=([.I10]*[.I8])" office:value-type="float" office:value="7.52111472422763" calcext:value-type="float">
            <text:p>7.5211147242</text:p>
          </table:table-cell>
          <table:table-cell table:style-name="ce16"/>
          <table:table-cell office:value-type="float" office:value="3239" calcext:value-type="float">
            <text:p>3239</text:p>
          </table:table-cell>
          <table:table-cell office:value-type="float" office:value="33125" calcext:value-type="float">
            <text:p>33125</text:p>
          </table:table-cell>
          <table:table-cell/>
          <table:table-cell office:value-type="float" office:value="35863" calcext:value-type="float">
            <text:p>35863</text:p>
          </table:table-cell>
          <table:table-cell table:style-name="ce12" office:value-type="string" calcext:value-type="string">
            <text:p>Margin of error</text:p>
          </table:table-cell>
          <table:table-cell table:style-name="ce16" table:formula="of:=([.P10]*[.P8])" office:value-type="float" office:value="4715.22398205535" calcext:value-type="float">
            <text:p>4715.2239820554</text:p>
          </table:table-cell>
          <table:table-cell table:style-name="ce19" table:formula="of:=([.Q10]*[.Q8])" office:value-type="float" office:value="4372.19888261796" calcext:value-type="float">
            <text:p>4372.198882618</text:p>
          </table:table-cell>
          <table:table-cell table:style-name="ce16" table:formula="of:=([.R10]*[.R8])" office:value-type="float" office:value="5387.77906146633" calcext:value-type="float">
            <text:p>5387.7790614663</text:p>
          </table:table-cell>
          <table:table-cell table:style-name="ce19" table:formula="of:=([.S10]*[.S8])" office:value-type="float" office:value="4594.89122912921" calcext:value-type="float">
            <text:p>4594.8912291292</text:p>
          </table:table-cell>
          <table:table-cell table:style-name="ce26"/>
          <table:table-cell table:style-name="ce29" table:formula="of:=CONCATENATE(LOWER([.A2]);&quot;;&quot;;[.F6];&quot;;&quot;;[.F11];&quot;;&quot;;[.G6];&quot;;&quot;;[.G11];&quot;;&quot;;[.H6];&quot;;&quot;;[.H11];&quot;;&quot;;[.I6];&quot;;&quot;;[.I11];&quot;;&quot;;[.P6];&quot;;&quot;;[.P11];&quot;;&quot;;[.Q6];&quot;;&quot;;[.Q11];&quot;;&quot;;[.R6];&quot;;&quot;;[.R11];&quot;;&quot;;[.S6];&quot;;&quot;;[.S11])" office:value-type="string" office:string-value="box2d;321.62;10.2063895396736;304.34;8.75927381125748;302.888888888889;8.82192837111204;297.4;7.52111472422763;34281.46;4715.22398205535;22794.68;4372.19888261796;21600.3428571429;5387.77906146633;23613.7;4594.89122912921" calcext:value-type="string">
            <text:p>box2d;321.62;10.2063895396736;304.34;8.75927381125748;302.888888888889;8.82192837111204;297.4;7.52111472422763;34281.46;4715.22398205535;22794.68;4372.19888261796;21600.3428571429;5387.77906146633;23613.7;4594.89122912921</text:p>
          </table:table-cell>
          <table:table-cell table:style-name="ce34" table:number-columns-repeated="8"/>
          <table:table-cell table:style-name="ce25"/>
        </table:table-row>
        <table:table-row table:style-name="ro4">
          <table:table-cell table:style-name="Default" office:value-type="float" office:value="361" calcext:value-type="float">
            <text:p>361</text:p>
          </table:table-cell>
          <table:table-cell office:value-type="float" office:value="284" calcext:value-type="float">
            <text:p>284</text:p>
          </table:table-cell>
          <table:table-cell office:value-type="float" office:value="267" calcext:value-type="float">
            <text:p>26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argin of error %</text:p>
          </table:table-cell>
          <table:table-cell table:style-name="ce17" table:formula="of:=[.F11]/[.F6]" office:value-type="percentage" office:value="0.031734312355182" calcext:value-type="percentage">
            <text:p>3.17%</text:p>
          </table:table-cell>
          <table:table-cell table:formula="of:=[.G11]/[.G6]" office:value-type="percentage" office:value="0.0287812111824193" calcext:value-type="percentage">
            <text:p>2.88%</text:p>
          </table:table-cell>
          <table:table-cell table:style-name="ce17" table:formula="of:=[.H11]/[.H6]" office:value-type="percentage" office:value="0.0291259557373472" calcext:value-type="percentage">
            <text:p>2.91%</text:p>
          </table:table-cell>
          <table:table-cell table:formula="of:=[.I11]/[.I6]" office:value-type="percentage" office:value="0.025289558588526" calcext:value-type="percentage">
            <text:p>2.53%</text:p>
          </table:table-cell>
          <table:table-cell table:style-name="ce17"/>
          <table:table-cell office:value-type="float" office:value="42604" calcext:value-type="float">
            <text:p>42604</text:p>
          </table:table-cell>
          <table:table-cell office:value-type="float" office:value="5576" calcext:value-type="float">
            <text:p>5576</text:p>
          </table:table-cell>
          <table:table-cell office:value-type="float" office:value="2224" calcext:value-type="float">
            <text:p>2224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Margin of error %</text:p>
          </table:table-cell>
          <table:table-cell table:style-name="ce17" table:formula="of:=[.P11]/[.P6]" office:value-type="percentage" office:value="0.137544433115024" calcext:value-type="percentage">
            <text:p>13.75%</text:p>
          </table:table-cell>
          <table:table-cell table:formula="of:=[.Q11]/[.Q6]" office:value-type="percentage" office:value="0.191807864055032" calcext:value-type="percentage">
            <text:p>19.18%</text:p>
          </table:table-cell>
          <table:table-cell table:style-name="ce17" table:formula="of:=[.R11]/[.R6]" office:value-type="percentage" office:value="0.249430256598204" calcext:value-type="percentage">
            <text:p>24.94%</text:p>
          </table:table-cell>
          <table:table-cell table:formula="of:=[.S11]/[.S6]" office:value-type="percentage" office:value="0.1945858221765" calcext:value-type="percentage">
            <text:p>19.46%</text:p>
          </table:table-cell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05" calcext:value-type="float">
            <text:p>305</text:p>
          </table:table-cell>
          <table:table-cell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2917" calcext:value-type="float">
            <text:p>42917</text:p>
          </table:table-cell>
          <table:table-cell office:value-type="float" office:value="2784" calcext:value-type="float">
            <text:p>2784</text:p>
          </table:table-cell>
          <table:table-cell office:value-type="float" office:value="2193" calcext:value-type="float">
            <text:p>2193</text:p>
          </table:table-cell>
          <table:table-cell office:value-type="float" office:value="2190" calcext:value-type="float">
            <text:p>219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17"/>
          <table:table-cell table:style-name="Default"/>
          <table:table-cell/>
          <table:table-cell table:style-name="Default"/>
          <table:table-cell table:style-name="ce17"/>
          <table:table-cell office:value-type="float" office:value="10632" calcext:value-type="float">
            <text:p>10632</text:p>
          </table:table-cell>
          <table:table-cell office:value-type="float" office:value="28173" calcext:value-type="float">
            <text:p>28173</text:p>
          </table:table-cell>
          <table:table-cell/>
          <table:table-cell office:value-type="float" office:value="2229" calcext:value-type="float">
            <text:p>2229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288" calcext:value-type="float">
            <text:p>288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265" calcext:value-type="float">
            <text:p>265</text:p>
          </table:table-cell>
          <table:table-cell table:style-name="ce14" office:value-type="string" calcext:value-type="string">
            <text:p>Speedup to baseline</text:p>
          </table:table-cell>
          <table:table-cell/>
          <table:table-cell table:style-name="ce20" table:formula="of:=([.G6]-[.F6])/[.F6]" office:value-type="percentage" office:value="-0.0537280019899261" calcext:value-type="percentage">
            <text:p>-05.37%</text:p>
          </table:table-cell>
          <table:table-cell table:style-name="ce20" table:formula="of:=([.H6]-[.F6])/[.F6]" office:value-type="percentage" office:value="-0.0582398828154688" calcext:value-type="percentage">
            <text:p>-05.82%</text:p>
          </table:table-cell>
          <table:table-cell table:style-name="ce20" table:formula="of:=([.I6]-[.F6])/[.F6]" office:value-type="percentage" office:value="-0.0753062620483802" calcext:value-type="percentage">
            <text:p>-07.53%</text:p>
          </table:table-cell>
          <table:table-cell table:style-name="ce17"/>
          <table:table-cell office:value-type="float" office:value="37318" calcext:value-type="float">
            <text:p>37318</text:p>
          </table:table-cell>
          <table:table-cell office:value-type="float" office:value="3714" calcext:value-type="float">
            <text:p>3714</text:p>
          </table:table-cell>
          <table:table-cell/>
          <table:table-cell office:value-type="float" office:value="47237" calcext:value-type="float">
            <text:p>47237</text:p>
          </table:table-cell>
          <table:table-cell table:style-name="ce14" office:value-type="string" calcext:value-type="string">
            <text:p>Compared to baseline</text:p>
          </table:table-cell>
          <table:table-cell/>
          <table:table-cell table:style-name="ce24" table:formula="of:=([.Q6]-[.P6])/[.P6]" office:value-type="percentage" office:value="-0.335072660265928" calcext:value-type="percentage">
            <text:p>-33.51%</text:p>
          </table:table-cell>
          <table:table-cell table:style-name="ce24" table:formula="of:=([.R6]-[.P6])/[.P6]" office:value-type="percentage" office:value="-0.369911816557905" calcext:value-type="percentage">
            <text:p>-36.99%</text:p>
          </table:table-cell>
          <table:table-cell table:style-name="ce24" table:formula="of:=([.S6]-[.P6])/[.P6]" office:value-type="percentage" office:value="-0.311181612451745" calcext:value-type="percentage">
            <text:p>-31.12%</text:p>
          </table:table-cell>
          <table:table-cell table:style-name="ce17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65" calcext:value-type="float">
            <text:p>365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8656" calcext:value-type="float">
            <text:p>48656</text:p>
          </table:table-cell>
          <table:table-cell office:value-type="float" office:value="47702" calcext:value-type="float">
            <text:p>47702</text:p>
          </table:table-cell>
          <table:table-cell/>
          <table:table-cell office:value-type="float" office:value="27318" calcext:value-type="float">
            <text:p>27318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286" calcext:value-type="float">
            <text:p>286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086" calcext:value-type="float">
            <text:p>3086</text:p>
          </table:table-cell>
          <table:table-cell office:value-type="float" office:value="41777" calcext:value-type="float">
            <text:p>41777</text:p>
          </table:table-cell>
          <table:table-cell/>
          <table:table-cell office:value-type="float" office:value="37396" calcext:value-type="float">
            <text:p>37396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317" calcext:value-type="float">
            <text:p>317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9318" calcext:value-type="float">
            <text:p>39318</text:p>
          </table:table-cell>
          <table:table-cell office:value-type="float" office:value="31300" calcext:value-type="float">
            <text:p>31300</text:p>
          </table:table-cell>
          <table:table-cell office:value-type="float" office:value="27011" calcext:value-type="float">
            <text:p>27011</text:p>
          </table:table-cell>
          <table:table-cell office:value-type="float" office:value="32984" calcext:value-type="float">
            <text:p>3298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03" calcext:value-type="float">
            <text:p>303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327" calcext:value-type="float">
            <text:p>327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6905" calcext:value-type="float">
            <text:p>36905</text:p>
          </table:table-cell>
          <table:table-cell office:value-type="float" office:value="33145" calcext:value-type="float">
            <text:p>33145</text:p>
          </table:table-cell>
          <table:table-cell/>
          <table:table-cell office:value-type="float" office:value="28189" calcext:value-type="float">
            <text:p>28189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6985" calcext:value-type="float">
            <text:p>36985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23190" calcext:value-type="float">
            <text:p>2319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24" calcext:value-type="float">
            <text:p>324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7501" calcext:value-type="float">
            <text:p>47501</text:p>
          </table:table-cell>
          <table:table-cell office:value-type="float" office:value="27887" calcext:value-type="float">
            <text:p>27887</text:p>
          </table:table-cell>
          <table:table-cell/>
          <table:table-cell office:value-type="float" office:value="2270" calcext:value-type="float">
            <text:p>227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292" calcext:value-type="float">
            <text:p>292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286" calcext:value-type="float">
            <text:p>286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2012" calcext:value-type="float">
            <text:p>42012</text:p>
          </table:table-cell>
          <table:table-cell office:value-type="float" office:value="33312" calcext:value-type="float">
            <text:p>33312</text:p>
          </table:table-cell>
          <table:table-cell/>
          <table:table-cell office:value-type="float" office:value="2191" calcext:value-type="float">
            <text:p>2191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89" calcext:value-type="float">
            <text:p>3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52107" calcext:value-type="float">
            <text:p>52107</text:p>
          </table:table-cell>
          <table:table-cell office:value-type="float" office:value="29790" calcext:value-type="float">
            <text:p>29790</text:p>
          </table:table-cell>
          <table:table-cell/>
          <table:table-cell office:value-type="float" office:value="22890" calcext:value-type="float">
            <text:p>2289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04" calcext:value-type="float">
            <text:p>304</text:p>
          </table:table-cell>
          <table:table-cell office:value-type="float" office:value="290" calcext:value-type="float">
            <text:p>290</text:p>
          </table:table-cell>
          <table:table-cell office:value-type="float" office:value="311" calcext:value-type="float">
            <text:p>311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2467" calcext:value-type="float">
            <text:p>32467</text:p>
          </table:table-cell>
          <table:table-cell office:value-type="float" office:value="2730" calcext:value-type="float">
            <text:p>2730</text:p>
          </table:table-cell>
          <table:table-cell office:value-type="float" office:value="2316" calcext:value-type="float">
            <text:p>2316</text:p>
          </table:table-cell>
          <table:table-cell office:value-type="float" office:value="27744" calcext:value-type="float">
            <text:p>2774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350" calcext:value-type="float">
            <text:p>35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4386" calcext:value-type="float">
            <text:p>44386</text:p>
          </table:table-cell>
          <table:table-cell office:value-type="float" office:value="2720" calcext:value-type="float">
            <text:p>2720</text:p>
          </table:table-cell>
          <table:table-cell office:value-type="float" office:value="2208" calcext:value-type="float">
            <text:p>2208</text:p>
          </table:table-cell>
          <table:table-cell office:value-type="float" office:value="41010" calcext:value-type="float">
            <text:p>4101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09" calcext:value-type="float">
            <text:p>309</text:p>
          </table:table-cell>
          <table:table-cell office:value-type="float" office:value="369" calcext:value-type="float">
            <text:p>369</text:p>
          </table:table-cell>
          <table:table-cell office:value-type="float" office:value="279" calcext:value-type="float">
            <text:p>279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8302" calcext:value-type="float">
            <text:p>48302</text:p>
          </table:table-cell>
          <table:table-cell office:value-type="float" office:value="33345" calcext:value-type="float">
            <text:p>33345</text:p>
          </table:table-cell>
          <table:table-cell office:value-type="float" office:value="2168" calcext:value-type="float">
            <text:p>2168</text:p>
          </table:table-cell>
          <table:table-cell office:value-type="float" office:value="27021" calcext:value-type="float">
            <text:p>27021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05" calcext:value-type="float">
            <text:p>305</text:p>
          </table:table-cell>
          <table:table-cell office:value-type="float" office:value="363" calcext:value-type="float">
            <text:p>363</text:p>
          </table:table-cell>
          <table:table-cell office:value-type="float" office:value="330" calcext:value-type="float">
            <text:p>33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60049" calcext:value-type="float">
            <text:p>60049</text:p>
          </table:table-cell>
          <table:table-cell office:value-type="float" office:value="39020" calcext:value-type="float">
            <text:p>39020</text:p>
          </table:table-cell>
          <table:table-cell office:value-type="float" office:value="33128" calcext:value-type="float">
            <text:p>33128</text:p>
          </table:table-cell>
          <table:table-cell office:value-type="float" office:value="2214" calcext:value-type="float">
            <text:p>221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5">
          <table:table-cell table:style-name="Default" office:value-type="float" office:value="376" calcext:value-type="float">
            <text:p>376</text:p>
          </table:table-cell>
          <table:table-cell office:value-type="float" office:value="306" calcext:value-type="float">
            <text:p>306</text:p>
          </table:table-cell>
          <table:table-cell office:value-type="float" office:value="330" calcext:value-type="float">
            <text:p>33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3290" calcext:value-type="float">
            <text:p>33290</text:p>
          </table:table-cell>
          <table:table-cell office:value-type="float" office:value="2708" calcext:value-type="float">
            <text:p>2708</text:p>
          </table:table-cell>
          <table:table-cell office:value-type="float" office:value="2143" calcext:value-type="float">
            <text:p>2143</text:p>
          </table:table-cell>
          <table:table-cell office:value-type="float" office:value="33136" calcext:value-type="float">
            <text:p>33136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0"/>
          <table:table-cell/>
          <table:table-cell table:style-name="ce9" table:number-columns-spanned="3" table:number-rows-spanned="1"/>
          <table:covered-table-cell table:number-columns-repeated="2" table:style-name="ce6"/>
          <table:table-cell table:number-columns-repeated="4"/>
          <table:table-cell table:style-name="ce26"/>
        </table:table-row>
        <table:table-row table:style-name="ro4">
          <table:table-cell table:style-name="Default" office:value-type="float" office:value="407" calcext:value-type="float">
            <text:p>407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4803" calcext:value-type="float">
            <text:p>44803</text:p>
          </table:table-cell>
          <table:table-cell office:value-type="float" office:value="36101" calcext:value-type="float">
            <text:p>36101</text:p>
          </table:table-cell>
          <table:table-cell/>
          <table:table-cell office:value-type="float" office:value="2196" calcext:value-type="float">
            <text:p>2196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1"/>
          <table:table-cell table:style-name="ce35"/>
          <table:table-cell table:style-name="ce38" office:value-type="string" calcext:value-type="string">
            <text:p>Mode 0</text:p>
          </table:table-cell>
          <table:table-cell table:style-name="ce38" office:value-type="string" calcext:value-type="string">
            <text:p>Mode 1</text:p>
          </table:table-cell>
          <table:table-cell table:style-name="ce38" office:value-type="string" calcext:value-type="string">
            <text:p>Mode 2</text:p>
          </table:table-cell>
          <table:table-cell table:number-columns-repeated="4"/>
          <table:table-cell table:style-name="ce26"/>
        </table:table-row>
        <table:table-row table:style-name="ro4">
          <table:table-cell table:style-name="Default" office:value-type="float" office:value="340" calcext:value-type="float">
            <text:p>340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6607" calcext:value-type="float">
            <text:p>36607</text:p>
          </table:table-cell>
          <table:table-cell office:value-type="float" office:value="38908" calcext:value-type="float">
            <text:p>38908</text:p>
          </table:table-cell>
          <table:table-cell office:value-type="float" office:value="35719" calcext:value-type="float">
            <text:p>35719</text:p>
          </table:table-cell>
          <table:table-cell office:value-type="float" office:value="33528" calcext:value-type="float">
            <text:p>33528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2" office:value-type="string" calcext:value-type="string">
            <text:p>Average Speedup: </text:p>
          </table:table-cell>
          <table:table-cell table:style-name="ce36"/>
          <table:table-cell table:style-name="ce39" table:formula="of:=([.G15]+[.G#REF!]+[.G#REF!]+[.G#REF!]+[.G#REF!]+[.G#REF!]+[.G#REF!]+[.G#REF!]+[.G#REF!]+[.G#REF!]+[.G#REF!]+[.G#REF!]+[.G#REF!]+[.G#REF!]+[.G67]+[.G121]+[.G175])/17" office:value-type="string" office:string-value="" calcext:value-type="error">
            <text:p>#VALUE!</text:p>
          </table:table-cell>
          <table:table-cell table:style-name="ce39" table:formula="of:=([.H15]+[.H#REF!]+[.H#REF!]+[.H#REF!]+[.H#REF!]+[.H#REF!]+[.H#REF!]+[.H#REF!]+[.H#REF!]+[.H#REF!]+[.H#REF!]+[.H#REF!]+[.H#REF!]+[.H#REF!]+[.H67]+[.H121]+[.H175])/17" office:value-type="string" office:string-value="" calcext:value-type="error">
            <text:p>#REF!</text:p>
          </table:table-cell>
          <table:table-cell table:style-name="ce39" table:formula="of:=([.I15]+[.I#REF!]+[.I#REF!]+[.I#REF!]+[.I#REF!]+[.I#REF!]+[.I#REF!]+[.I#REF!]+[.I#REF!]+[.I#REF!]+[.I#REF!]+[.I#REF!]+[.I#REF!]+[.I#REF!]+[.I67]+[.I121]+[.I175])/17" office:value-type="string" office:string-value="" calcext:value-type="error">
            <text:p>#REF!</text:p>
          </table:table-cell>
          <table:table-cell table:number-columns-repeated="4"/>
          <table:table-cell table:style-name="ce26"/>
        </table:table-row>
        <table:table-row table:style-name="ro4">
          <table:table-cell table:style-name="Default" office:value-type="float" office:value="331" calcext:value-type="float">
            <text:p>331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90" calcext:value-type="float">
            <text:p>29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074" calcext:value-type="float">
            <text:p>3074</text:p>
          </table:table-cell>
          <table:table-cell office:value-type="float" office:value="33587" calcext:value-type="float">
            <text:p>33587</text:p>
          </table:table-cell>
          <table:table-cell office:value-type="float" office:value="33152" calcext:value-type="float">
            <text:p>33152</text:p>
          </table:table-cell>
          <table:table-cell office:value-type="float" office:value="9360" calcext:value-type="float">
            <text:p>936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style-name="ce33" office:value-type="string" calcext:value-type="string">
            <text:p>Average baseline comparison</text:p>
          </table:table-cell>
          <table:table-cell table:style-name="ce37"/>
          <table:table-cell table:style-name="ce39" table:formula="of:=([.Q15]+[.Q#REF!]+[.Q#REF!]+[.Q#REF!]+[.Q#REF!]+[.Q#REF!]+[.Q#REF!]+[.Q#REF!]+[.Q#REF!]+[.Q#REF!]+[.Q#REF!]+[.Q#REF!]+[.Q#REF!]+[.Q#REF!]+[.Q67]+[.Q121]+[.Q175])/17" office:value-type="string" office:string-value="" calcext:value-type="error">
            <text:p>#REF!</text:p>
          </table:table-cell>
          <table:table-cell table:style-name="ce39" table:formula="of:=([.R15]+[.R#REF!]+[.R#REF!]+[.R#REF!]+[.R#REF!]+[.R#REF!]+[.R#REF!]+[.R#REF!]+[.R#REF!]+[.R#REF!]+[.R#REF!]+[.R#REF!]+[.R#REF!]+[.R#REF!]+[.R67]+[.R121]+[.R175])/17" office:value-type="string" office:string-value="" calcext:value-type="error">
            <text:p>#REF!</text:p>
          </table:table-cell>
          <table:table-cell table:style-name="ce39" table:formula="of:=([.S15]+[.S#REF!]+[.S#REF!]+[.S#REF!]+[.S#REF!]+[.S#REF!]+[.S#REF!]+[.S#REF!]+[.S#REF!]+[.S#REF!]+[.S#REF!]+[.S#REF!]+[.S#REF!]+[.S#REF!]+[.S67]+[.S121]+[.S175])/17" office:value-type="string" office:string-value="" calcext:value-type="error">
            <text:p>#REF!</text:p>
          </table:table-cell>
          <table:table-cell table:style-name="ce40" table:number-columns-repeated="4"/>
          <table:table-cell table:style-name="ce27"/>
        </table:table-row>
        <table:table-row table:style-name="ro4">
          <table:table-cell table:style-name="Default" office:value-type="float" office:value="298" calcext:value-type="float">
            <text:p>298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28336" calcext:value-type="float">
            <text:p>28336</text:p>
          </table:table-cell>
          <table:table-cell office:value-type="float" office:value="33296" calcext:value-type="float">
            <text:p>33296</text:p>
          </table:table-cell>
          <table:table-cell office:value-type="float" office:value="2223" calcext:value-type="float">
            <text:p>2223</text:p>
          </table:table-cell>
          <table:table-cell office:value-type="float" office:value="43631" calcext:value-type="float">
            <text:p>43631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34" calcext:value-type="float">
            <text:p>334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3239" calcext:value-type="float">
            <text:p>43239</text:p>
          </table:table-cell>
          <table:table-cell office:value-type="float" office:value="33257" calcext:value-type="float">
            <text:p>33257</text:p>
          </table:table-cell>
          <table:table-cell office:value-type="float" office:value="41205" calcext:value-type="float">
            <text:p>41205</text:p>
          </table:table-cell>
          <table:table-cell office:value-type="float" office:value="35866" calcext:value-type="float">
            <text:p>35866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24" calcext:value-type="float">
            <text:p>324</text:p>
          </table:table-cell>
          <table:table-cell office:value-type="float" office:value="361" calcext:value-type="float">
            <text:p>361</text:p>
          </table:table-cell>
          <table:table-cell office:value-type="float" office:value="278" calcext:value-type="float">
            <text:p>278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53314" calcext:value-type="float">
            <text:p>53314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float" office:value="2260" calcext:value-type="float">
            <text:p>226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401" calcext:value-type="float">
            <text:p>40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3282" calcext:value-type="float">
            <text:p>33282</text:p>
          </table:table-cell>
          <table:table-cell office:value-type="float" office:value="2680" calcext:value-type="float">
            <text:p>2680</text:p>
          </table:table-cell>
          <table:table-cell office:value-type="float" office:value="22013" calcext:value-type="float">
            <text:p>22013</text:p>
          </table:table-cell>
          <table:table-cell office:value-type="float" office:value="27133" calcext:value-type="float">
            <text:p>27133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36" calcext:value-type="float">
            <text:p>336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18469" calcext:value-type="float">
            <text:p>18469</text:p>
          </table:table-cell>
          <table:table-cell office:value-type="float" office:value="17364" calcext:value-type="float">
            <text:p>17364</text:p>
          </table:table-cell>
          <table:table-cell/>
          <table:table-cell office:value-type="float" office:value="2302" calcext:value-type="float">
            <text:p>230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44" calcext:value-type="float">
            <text:p>344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6684" calcext:value-type="float">
            <text:p>36684</text:p>
          </table:table-cell>
          <table:table-cell office:value-type="float" office:value="40027" calcext:value-type="float">
            <text:p>40027</text:p>
          </table:table-cell>
          <table:table-cell office:value-type="float" office:value="32773" calcext:value-type="float">
            <text:p>32773</text:p>
          </table:table-cell>
          <table:table-cell office:value-type="float" office:value="14270" calcext:value-type="float">
            <text:p>1427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27" calcext:value-type="float">
            <text:p>327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3290" calcext:value-type="float">
            <text:p>33290</text:p>
          </table:table-cell>
          <table:table-cell office:value-type="float" office:value="16660" calcext:value-type="float">
            <text:p>16660</text:p>
          </table:table-cell>
          <table:table-cell/>
          <table:table-cell office:value-type="float" office:value="42274" calcext:value-type="float">
            <text:p>4227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298" calcext:value-type="float">
            <text:p>298</text:p>
          </table:table-cell>
          <table:table-cell office:value-type="float" office:value="293" calcext:value-type="float">
            <text:p>293</text:p>
          </table:table-cell>
          <table:table-cell office:value-type="float" office:value="269" calcext:value-type="float">
            <text:p>269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088" calcext:value-type="float">
            <text:p>3088</text:p>
          </table:table-cell>
          <table:table-cell office:value-type="float" office:value="41647" calcext:value-type="float">
            <text:p>41647</text:p>
          </table:table-cell>
          <table:table-cell office:value-type="float" office:value="32951" calcext:value-type="float">
            <text:p>32951</text:p>
          </table:table-cell>
          <table:table-cell office:value-type="float" office:value="41201" calcext:value-type="float">
            <text:p>41201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28" calcext:value-type="float">
            <text:p>328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101" calcext:value-type="float">
            <text:p>3101</text:p>
          </table:table-cell>
          <table:table-cell office:value-type="float" office:value="2693" calcext:value-type="float">
            <text:p>2693</text:p>
          </table:table-cell>
          <table:table-cell office:value-type="float" office:value="17551" calcext:value-type="float">
            <text:p>17551</text:p>
          </table:table-cell>
          <table:table-cell office:value-type="float" office:value="41032" calcext:value-type="float">
            <text:p>4103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299" calcext:value-type="float">
            <text:p>299</text:p>
          </table:table-cell>
          <table:table-cell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0947" calcext:value-type="float">
            <text:p>40947</text:p>
          </table:table-cell>
          <table:table-cell office:value-type="float" office:value="29994" calcext:value-type="float">
            <text:p>29994</text:p>
          </table:table-cell>
          <table:table-cell office:value-type="float" office:value="2193" calcext:value-type="float">
            <text:p>2193</text:p>
          </table:table-cell>
          <table:table-cell office:value-type="float" office:value="22494" calcext:value-type="float">
            <text:p>2249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275" calcext:value-type="float">
            <text:p>275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8454" calcext:value-type="float">
            <text:p>38454</text:p>
          </table:table-cell>
          <table:table-cell office:value-type="float" office:value="23251" calcext:value-type="float">
            <text:p>23251</text:p>
          </table:table-cell>
          <table:table-cell office:value-type="float" office:value="27036" calcext:value-type="float">
            <text:p>27036</text:p>
          </table:table-cell>
          <table:table-cell office:value-type="float" office:value="52418" calcext:value-type="float">
            <text:p>52418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10" calcext:value-type="float">
            <text:p>310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51735" calcext:value-type="float">
            <text:p>51735</text:p>
          </table:table-cell>
          <table:table-cell office:value-type="float" office:value="35509" calcext:value-type="float">
            <text:p>35509</text:p>
          </table:table-cell>
          <table:table-cell office:value-type="float" office:value="29260" calcext:value-type="float">
            <text:p>29260</text:p>
          </table:table-cell>
          <table:table-cell office:value-type="float" office:value="47225" calcext:value-type="float">
            <text:p>47225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37" calcext:value-type="float">
            <text:p>337</text:p>
          </table:table-cell>
          <table:table-cell office:value-type="float" office:value="313" calcext:value-type="float">
            <text:p>313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22786" calcext:value-type="float">
            <text:p>22786</text:p>
          </table:table-cell>
          <table:table-cell office:value-type="float" office:value="33158" calcext:value-type="float">
            <text:p>33158</text:p>
          </table:table-cell>
          <table:table-cell office:value-type="float" office:value="38278" calcext:value-type="float">
            <text:p>38278</text:p>
          </table:table-cell>
          <table:table-cell office:value-type="float" office:value="32960" calcext:value-type="float">
            <text:p>3296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07" calcext:value-type="float">
            <text:p>307</text:p>
          </table:table-cell>
          <table:table-cell office:value-type="float" office:value="263" calcext:value-type="float">
            <text:p>263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28077" calcext:value-type="float">
            <text:p>28077</text:p>
          </table:table-cell>
          <table:table-cell office:value-type="float" office:value="2767" calcext:value-type="float">
            <text:p>2767</text:p>
          </table:table-cell>
          <table:table-cell office:value-type="float" office:value="35040" calcext:value-type="float">
            <text:p>35040</text:p>
          </table:table-cell>
          <table:table-cell office:value-type="float" office:value="2260" calcext:value-type="float">
            <text:p>226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254" calcext:value-type="float">
            <text:p>254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2107" calcext:value-type="float">
            <text:p>42107</text:p>
          </table:table-cell>
          <table:table-cell office:value-type="float" office:value="3714" calcext:value-type="float">
            <text:p>3714</text:p>
          </table:table-cell>
          <table:table-cell office:value-type="float" office:value="2170" calcext:value-type="float">
            <text:p>2170</text:p>
          </table:table-cell>
          <table:table-cell office:value-type="float" office:value="2260" calcext:value-type="float">
            <text:p>226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97" calcext:value-type="float">
            <text:p>397</text:p>
          </table:table-cell>
          <table:table-cell office:value-type="float" office:value="298" calcext:value-type="float">
            <text:p>298</text:p>
          </table:table-cell>
          <table:table-cell office:value-type="float" office:value="343" calcext:value-type="float">
            <text:p>343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194" calcext:value-type="float">
            <text:p>3194</text:p>
          </table:table-cell>
          <table:table-cell office:value-type="float" office:value="2689" calcext:value-type="float">
            <text:p>2689</text:p>
          </table:table-cell>
          <table:table-cell office:value-type="float" office:value="11719" calcext:value-type="float">
            <text:p>11719</text:p>
          </table:table-cell>
          <table:table-cell office:value-type="float" office:value="41168" calcext:value-type="float">
            <text:p>41168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00" calcext:value-type="float">
            <text:p>300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9337" calcext:value-type="float">
            <text:p>39337</text:p>
          </table:table-cell>
          <table:table-cell office:value-type="float" office:value="27930" calcext:value-type="float">
            <text:p>27930</text:p>
          </table:table-cell>
          <table:table-cell office:value-type="float" office:value="27530" calcext:value-type="float">
            <text:p>27530</text:p>
          </table:table-cell>
          <table:table-cell office:value-type="float" office:value="22235" calcext:value-type="float">
            <text:p>22235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59" calcext:value-type="float">
            <text:p>359</text:p>
          </table:table-cell>
          <table:table-cell office:value-type="float" office:value="289" calcext:value-type="float">
            <text:p>289</text:p>
          </table:table-cell>
          <table:table-cell office:value-type="float" office:value="318" calcext:value-type="float">
            <text:p>318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3226" calcext:value-type="float">
            <text:p>33226</text:p>
          </table:table-cell>
          <table:table-cell office:value-type="float" office:value="28445" calcext:value-type="float">
            <text:p>28445</text:p>
          </table:table-cell>
          <table:table-cell office:value-type="float" office:value="36259" calcext:value-type="float">
            <text:p>36259</text:p>
          </table:table-cell>
          <table:table-cell office:value-type="float" office:value="41206" calcext:value-type="float">
            <text:p>41206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33600" calcext:value-type="float">
            <text:p>33600</text:p>
          </table:table-cell>
          <table:table-cell office:value-type="float" office:value="35530" calcext:value-type="float">
            <text:p>35530</text:p>
          </table:table-cell>
          <table:table-cell office:value-type="float" office:value="41686" calcext:value-type="float">
            <text:p>41686</text:p>
          </table:table-cell>
          <table:table-cell office:value-type="float" office:value="2319" calcext:value-type="float">
            <text:p>2319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282" calcext:value-type="float">
            <text:p>282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51876" calcext:value-type="float">
            <text:p>51876</text:p>
          </table:table-cell>
          <table:table-cell office:value-type="float" office:value="33198" calcext:value-type="float">
            <text:p>33198</text:p>
          </table:table-cell>
          <table:table-cell office:value-type="float" office:value="41208" calcext:value-type="float">
            <text:p>41208</text:p>
          </table:table-cell>
          <table:table-cell office:value-type="float" office:value="27164" calcext:value-type="float">
            <text:p>2716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87" calcext:value-type="float">
            <text:p>387</text:p>
          </table:table-cell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6636" calcext:value-type="float">
            <text:p>46636</text:p>
          </table:table-cell>
          <table:table-cell office:value-type="float" office:value="2685" calcext:value-type="float">
            <text:p>2685</text:p>
          </table:table-cell>
          <table:table-cell office:value-type="float" office:value="2191" calcext:value-type="float">
            <text:p>2191</text:p>
          </table:table-cell>
          <table:table-cell office:value-type="float" office:value="33239" calcext:value-type="float">
            <text:p>33239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14" calcext:value-type="float">
            <text:p>314</text:p>
          </table:table-cell>
          <table:table-cell office:value-type="float" office:value="366" calcext:value-type="float">
            <text:p>366</text:p>
          </table:table-cell>
          <table:table-cell office:value-type="float" office:value="288" calcext:value-type="float">
            <text:p>288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office:value-type="float" office:value="47014" calcext:value-type="float">
            <text:p>47014</text:p>
          </table:table-cell>
          <table:table-cell office:value-type="float" office:value="41802" calcext:value-type="float">
            <text:p>41802</text:p>
          </table:table-cell>
          <table:table-cell office:value-type="float" office:value="32698" calcext:value-type="float">
            <text:p>32698</text:p>
          </table:table-cell>
          <table:table-cell office:value-type="float" office:value="32992" calcext:value-type="float">
            <text:p>3299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05" calcext:value-type="float">
            <text:p>305</text:p>
          </table:table-cell>
          <table:table-cell office:value-type="float" office:value="349" calcext:value-type="float">
            <text:p>349</text:p>
          </table:table-cell>
          <table:table-cell office:value-type="float" office:value="316" calcext:value-type="float">
            <text:p>316</text:p>
          </table:table-cell>
          <table:table-cell office:value-type="float" office:value="286" calcext:value-type="float">
            <text:p>286</text:p>
          </table:table-cell>
          <table:table-cell table:style-name="ce15"/>
          <table:table-cell table:style-name="ce18" table:number-columns-repeated="5"/>
          <table:table-cell office:value-type="float" office:value="61765" calcext:value-type="float">
            <text:p>61765</text:p>
          </table:table-cell>
          <table:table-cell office:value-type="float" office:value="2702" calcext:value-type="float">
            <text:p>2702</text:p>
          </table:table-cell>
          <table:table-cell office:value-type="float" office:value="27169" calcext:value-type="float">
            <text:p>27169</text:p>
          </table:table-cell>
          <table:table-cell office:value-type="float" office:value="2308" calcext:value-type="float">
            <text:p>2308</text:p>
          </table:table-cell>
          <table:table-cell table:style-name="ce15"/>
          <table:table-cell table:style-name="ce18" table:number-columns-repeated="4"/>
          <table:table-cell table:style-name="ce27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5">
          <table:table-cell table:style-name="Default"/>
          <table:table-cell table:number-columns-repeated="3"/>
          <table:table-cell table:style-name="ce6" table:number-columns-repeated="2"/>
          <table:table-cell table:style-name="ce9" table:number-columns-spanned="3" table:number-rows-spanned="1"/>
          <table:covered-table-cell table:number-columns-repeated="2" table:style-name="ce6"/>
          <table:table-cell table:style-name="ce6"/>
          <table:table-cell table:number-columns-repeated="4"/>
          <table:table-cell table:style-name="ce23"/>
          <table:table-cell table:style-name="ce6"/>
          <table:table-cell table:style-name="ce9" table:number-columns-spanned="3" table:number-rows-spanned="1"/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Default"/>
          <table:table-cell table:number-columns-repeated="3"/>
          <table:table-cell table:style-name="ce10"/>
          <table:table-cell table:style-name="ce7" table:number-columns-repeated="4"/>
          <table:table-cell table:style-name="ce10"/>
          <table:table-cell table:number-columns-repeated="4"/>
          <table:table-cell table:style-name="ce10" table:number-columns-repeated="2"/>
          <table:table-cell table:style-name="ce7" table:number-columns-repeated="3"/>
          <table:table-cell table:number-columns-repeated="11"/>
        </table:table-row>
        <table:table-row table:style-name="ro4">
          <table:table-cell table:style-name="Default"/>
          <table:table-cell table:number-columns-repeated="3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11"/>
        </table:table-row>
        <table:table-row table:style-name="ro4">
          <table:table-cell table:style-name="Default"/>
          <table:table-cell table:number-columns-repeated="3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number-columns-repeated="11"/>
        </table:table-row>
        <table:table-row table:style-name="ro4">
          <table:table-cell table:style-name="Default"/>
          <table:table-cell table:number-columns-repeated="3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11"/>
        </table:table-row>
        <table:table-row table:style-name="ro4" table:number-rows-repeated="3">
          <table:table-cell table:style-name="Default"/>
          <table:table-cell table:number-columns-repeated="3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11"/>
        </table:table-row>
        <table:table-row table:style-name="ro4">
          <table:table-cell table:style-name="Default"/>
          <table:table-cell table:number-columns-repeated="3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ce4"/>
          <table:table-cell table:number-columns-repeated="9"/>
        </table:table-row>
        <table:table-row table:style-name="ro4" table:number-rows-repeated="2"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5"/>
          <table:table-cell table:style-name="ce17"/>
          <table:table-cell/>
          <table:table-cell table:style-name="ce17"/>
          <table:table-cell table:number-columns-repeated="12"/>
        </table:table-row>
        <table:table-row table:style-name="ro4">
          <table:table-cell table:number-columns-repeated="4"/>
          <table:table-cell table:style-name="ce14"/>
          <table:table-cell/>
          <table:table-cell table:style-name="ce20" table:number-columns-repeated="3"/>
          <table:table-cell table:style-name="ce17"/>
          <table:table-cell table:number-columns-repeated="4"/>
          <table:table-cell table:style-name="ce14"/>
          <table:table-cell/>
          <table:table-cell table:style-name="ce24" table:number-columns-repeated="3"/>
          <table:table-cell table:number-columns-repeated="11"/>
        </table:table-row>
        <table:table-row table:style-name="ro4" table:number-rows-repeated="39"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5"/>
          <table:table-cell table:style-name="ce17"/>
          <table:table-cell/>
          <table:table-cell table:style-name="ce17"/>
          <table:table-cell table:number-columns-repeated="12"/>
        </table:table-row>
        <table:table-row table:style-name="ro4"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 table:style-name="ce4"/>
          <table:table-cell table:number-columns-repeated="4"/>
          <table:table-cell table:style-name="ce17"/>
          <table:table-cell/>
          <table:table-cell table:style-name="ce17"/>
          <table:table-cell table:number-columns-repeated="12"/>
        </table:table-row>
        <table:table-row table:style-name="ro4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number-columns-repeated="11"/>
        </table:table-row>
        <table:table-row table:style-name="ro5">
          <table:table-cell table:style-name="ce6"/>
          <table:table-cell table:style-name="ce9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9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9" table:number-columns-spanned="3" table:number-rows-spanned="1"/>
          <table:covered-table-cell table:number-columns-repeated="2" table:style-name="ce6"/>
          <table:table-cell table:style-name="ce23"/>
          <table:table-cell table:style-name="ce6"/>
          <table:table-cell table:style-name="ce9" table:number-columns-spanned="3" table:number-rows-spanned="1"/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7"/>
          <table:table-cell table:style-name="ce10" table:number-columns-repeated="4"/>
          <table:table-cell table:style-name="ce7" table:number-columns-repeated="4"/>
          <table:table-cell table:style-name="ce10"/>
          <table:table-cell table:style-name="ce7" table:number-columns-repeated="4"/>
          <table:table-cell table:style-name="ce10" table:number-columns-repeated="2"/>
          <table:table-cell table:style-name="ce7" table:number-columns-repeated="3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number-columns-repeated="11"/>
        </table:table-row>
        <table:table-row table:style-name="ro4" table:number-rows-repeated="4">
          <table:table-cell table:number-columns-repeated="4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ce4"/>
          <table:table-cell table:number-columns-repeated="9"/>
        </table:table-row>
        <table:table-row table:style-name="ro4" table:number-rows-repeated="2"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5"/>
          <table:table-cell table:style-name="ce17"/>
          <table:table-cell/>
          <table:table-cell table:style-name="ce17"/>
          <table:table-cell table:number-columns-repeated="12"/>
        </table:table-row>
        <table:table-row table:style-name="ro4">
          <table:table-cell table:number-columns-repeated="4"/>
          <table:table-cell table:style-name="ce14"/>
          <table:table-cell/>
          <table:table-cell table:style-name="ce20" table:number-columns-repeated="3"/>
          <table:table-cell table:style-name="ce17"/>
          <table:table-cell table:number-columns-repeated="4"/>
          <table:table-cell table:style-name="ce14"/>
          <table:table-cell/>
          <table:table-cell table:style-name="ce24" table:number-columns-repeated="3"/>
          <table:table-cell table:number-columns-repeated="11"/>
        </table:table-row>
        <table:table-row table:style-name="ro4" table:number-rows-repeated="10"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5"/>
          <table:table-cell table:style-name="ce17"/>
          <table:table-cell/>
          <table:table-cell table:style-name="ce17"/>
          <table:table-cell table:number-columns-repeated="12"/>
        </table:table-row>
        <table:table-row table:style-name="ro4" table:number-rows-repeated="29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4">
          <table:table-cell/>
          <table:table-cell table:style-name="ce4"/>
          <table:table-cell table:number-columns-repeated="2"/>
          <table:table-cell table:style-name="ce4" table:number-columns-repeated="8"/>
          <table:table-cell table:number-columns-repeated="2"/>
          <table:table-cell table:style-name="ce4" table:number-columns-repeated="5"/>
          <table:table-cell table:number-columns-repeated="11"/>
        </table:table-row>
        <table:table-row table:style-name="ro4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number-columns-repeated="11"/>
        </table:table-row>
        <table:table-row table:style-name="ro5">
          <table:table-cell table:style-name="ce6"/>
          <table:table-cell table:style-name="ce9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9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9" table:number-columns-spanned="3" table:number-rows-spanned="1"/>
          <table:covered-table-cell table:number-columns-repeated="2" table:style-name="ce6"/>
          <table:table-cell table:style-name="ce23"/>
          <table:table-cell table:style-name="ce6"/>
          <table:table-cell table:style-name="ce9" table:number-columns-spanned="3" table:number-rows-spanned="1"/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7"/>
          <table:table-cell table:style-name="ce10" table:number-columns-repeated="4"/>
          <table:table-cell table:style-name="ce7" table:number-columns-repeated="4"/>
          <table:table-cell table:style-name="ce10"/>
          <table:table-cell table:style-name="ce7" table:number-columns-repeated="4"/>
          <table:table-cell table:style-name="ce10" table:number-columns-repeated="2"/>
          <table:table-cell table:style-name="ce7" table:number-columns-repeated="3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number-columns-repeated="11"/>
        </table:table-row>
        <table:table-row table:style-name="ro4" table:number-rows-repeated="4">
          <table:table-cell table:number-columns-repeated="4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12"/>
          <table:table-cell/>
          <table:table-cell table:style-name="ce4"/>
          <table:table-cell/>
          <table:table-cell table:style-name="ce4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ce4"/>
          <table:table-cell table:number-columns-repeated="9"/>
        </table:table-row>
        <table:table-row table:style-name="ro4" table:number-rows-repeated="2"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5"/>
          <table:table-cell table:style-name="ce17"/>
          <table:table-cell/>
          <table:table-cell table:style-name="ce17"/>
          <table:table-cell table:number-columns-repeated="12"/>
        </table:table-row>
        <table:table-row table:style-name="ro4">
          <table:table-cell table:number-columns-repeated="4"/>
          <table:table-cell table:style-name="ce14"/>
          <table:table-cell/>
          <table:table-cell table:style-name="ce20" table:number-columns-repeated="3"/>
          <table:table-cell table:style-name="ce17"/>
          <table:table-cell table:number-columns-repeated="4"/>
          <table:table-cell table:style-name="ce14"/>
          <table:table-cell/>
          <table:table-cell table:style-name="ce24" table:number-columns-repeated="3"/>
          <table:table-cell table:number-columns-repeated="11"/>
        </table:table-row>
        <table:table-row table:style-name="ro4" table:number-rows-repeated="10"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5"/>
          <table:table-cell table:style-name="ce17"/>
          <table:table-cell/>
          <table:table-cell table:style-name="ce17"/>
          <table:table-cell table:number-columns-repeated="12"/>
        </table:table-row>
        <table:table-row table:style-name="ro4" table:number-rows-repeated="29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4">
          <table:table-cell table:number-columns-repeated="4"/>
          <table:table-cell table:style-name="ce4" table:number-columns-repeated="7"/>
          <table:table-cell table:number-columns-repeated="3"/>
          <table:table-cell table:style-name="ce4" table:number-columns-repeated="5"/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10:25:09.754143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19T10:31:35.422271400</dc:date>
    <meta:editing-duration>PT19H37M31S</meta:editing-duration>
    <meta:editing-cycles>34</meta:editing-cycles>
    <meta:generator>LibreOffice/4.4.3.2$Linux_X86_64 LibreOffice_project/40m0$Build-2</meta:generator>
    <meta:document-statistic meta:table-count="2" meta:cell-count="501" meta:object-count="0"/>
  </office:meta>
</office:document-meta>
</file>